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LoaderTests.testServiceListFactoryBea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iceLoaderTests.testServiceLoaderFactoryBea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iceLoaderTests.assumeDocumentBuilderFactoryCanBe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LoaderTests.testService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